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NIException.XNI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NI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Exception.XNIException( String message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NIException.XNI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